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P3" style:family="paragraph" style:parent-style-name="Standard">
      <style:text-properties officeooo:paragraph-rsid="0005c464"/>
    </style:style>
    <style:style style:name="P4" style:family="paragraph" style:parent-style-name="Standard">
      <style:text-properties officeooo:paragraph-rsid="0008280b"/>
    </style:style>
    <style:style style:name="P5" style:family="paragraph" style:parent-style-name="Standard">
      <style:text-properties officeooo:rsid="000ab6f8" officeooo:paragraph-rsid="000ab6f8"/>
    </style:style>
    <style:style style:name="P6" style:family="paragraph" style:parent-style-name="Standard">
      <style:text-properties officeooo:rsid="000d09fe" officeooo:paragraph-rsid="000d09fe"/>
    </style:style>
    <style:style style:name="P7" style:family="paragraph" style:parent-style-name="Standard">
      <style:text-properties officeooo:rsid="000ed6a8" officeooo:paragraph-rsid="000ed6a8"/>
    </style:style>
    <style:style style:name="P8" style:family="paragraph" style:parent-style-name="Standard">
      <style:text-properties officeooo:rsid="000f1525" officeooo:paragraph-rsid="000f1525"/>
    </style:style>
    <style:style style:name="P9" style:family="paragraph" style:parent-style-name="Standard">
      <style:text-properties officeooo:rsid="000fb2d9" officeooo:paragraph-rsid="000fb2d9"/>
    </style:style>
    <style:style style:name="P10" style:family="paragraph" style:parent-style-name="Standard">
      <style:text-properties officeooo:rsid="00100ca3" officeooo:paragraph-rsid="00100ca3"/>
    </style:style>
    <style:style style:name="T1" style:family="text">
      <style:text-properties officeooo:rsid="0005c464"/>
    </style:style>
    <style:style style:name="T2" style:family="text">
      <style:text-properties fo:color="#000000" style:font-name="Monospace" fo:font-size="10pt" officeooo:rsid="0007bfd5" fo:background-color="#e8f2fe" loext:char-shading-value="0" style:font-size-asian="10pt"/>
    </style:style>
    <style:style style:name="T3" style:family="text">
      <style:text-properties fo:color="#000000" style:font-name="Monospace" fo:font-size="10pt" officeooo:rsid="0005c464" fo:background-color="#ffffff" loext:char-shading-value="0" style:font-size-asian="10pt"/>
    </style:style>
    <style:style style:name="T4" style:family="text">
      <style:text-properties fo:color="#000000" style:font-name="Monospace" fo:font-size="10pt" officeooo:rsid="0007bfd5" fo:background-color="#ffffff" loext:char-shading-value="0" style:font-size-asian="10pt"/>
    </style:style>
    <style:style style:name="T5" style:family="text">
      <style:text-properties fo:color="#000000" style:font-name="Monospace" fo:font-size="10pt" fo:background-color="#ffffff" loext:char-shading-value="0" style:font-size-asian="10pt"/>
    </style:style>
    <style:style style:name="T6" style:family="text">
      <style:text-properties officeooo:rsid="0008280b"/>
    </style:style>
    <style:style style:name="T7" style:family="text">
      <style:text-properties officeooo:rsid="000ab6f8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dc6d7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S503 Big Data Management</text:p>
      <text:p text:style-name="P1">Project <text:span text:style-name="T1">1</text:span></text:p>
      <text:p text:style-name="P1">Tianyu Li(tli) &amp; Xiaosong Wen (xwen2)</text:p>
      <text:p text:style-name="Standard"/>
      <text:p text:style-name="Standard">There are <text:span text:style-name="T1">Five Folders in our zip file: DataGeneration, Problem1, Problem2, Problem3, and Problem4</text:span></text:p>
      <text:p text:style-name="Standard"/>
      <text:p text:style-name="P3">The <text:span text:style-name="T1">DataGeneration</text:span> folder contains <text:span text:style-name="T1">the Point and Rectangle class, which are the data structure we need, and the Generator class, which is used <text:s/>to generate </text:span><text:span text:style-name="T5">11000000 </text:span><text:span text:style-name="T3">points, 70000000 rectangles and 100 k centroids </text:span><text:span text:style-name="T4">used in kMeans.</text:span></text:p>
      <text:p text:style-name="P3"><text:span text:style-name="T2"/></text:p>
      <text:p text:style-name="P4">Use the command:</text:p>
      <text:p text:style-name="P4"><text:tab/>hdfs dfs -put ~/project<text:span text:style-name="T6">2</text:span>/*.csv /user/hadoop/input/</text:p>
      <text:p text:style-name="Standard">To uploading the csv files into Hadoop file system</text:p>
      <text:p text:style-name="Standard"/>
      <text:p text:style-name="P5">The Problem1 folder contains the mr job for SpatialJoin. </text:p>
      <text:p text:style-name="P5">To run this job, it need <text:span text:style-name="T8">input/</text:span><text:span text:style-name="T9">Points.csv, input/Rectangles.csv, output/Problem1, x1,y1,x2,y2</text:span></text:p>
      <text:p text:style-name="P6"><text:span text:style-name="T9">If no window input, the job will work on the whole data set.</text:span></text:p>
      <text:p text:style-name="P6"><text:span text:style-name="T9">We have </text:span><text:span text:style-name="T10">individual</text:span><text:span text:style-name="T9"> mappers for point and rectangle, </text:span><text:span text:style-name="T7">separating them into 10*10 blocks. For one point, it will only show in at most one block. For each rectangle, it will show in all blocks it covers.</text:span></text:p>
      <text:p text:style-name="P6"/>
      <text:p text:style-name="P7">The Problem2 folder contains the mr job for kMeans.</text:p>
      <text:p text:style-name="P7">To run this job, it need input/Points.csv input/kCentroids.csv, output/kMean, k</text:p>
      <text:p text:style-name="P8">K can be any int between 10 to 100, inclusive. If K is not given it will be 100 by default.</text:p>
      <text:p text:style-name="P9">The kCentroids.csv contains 100 random points on the map. With given k, the job will read first k points for the first round centroids.</text:p>
      <text:p text:style-name="P10">The mapper will assign the point (value) to the closest centroid (key), the combiner will calculate the local sum, the reducer will calculate the sum and then the new centroi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22:36:55.172830806</meta:creation-date>
    <dc:date>2019-10-04T23:18:27.748723912</dc:date>
    <meta:editing-duration>PT40M44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241" meta:character-count="1455" meta:non-whitespace-character-count="1228"/>
  </office:meta>
</office:document-meta>
</file>